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Cyberbit" svg:font-family="'Bitstream Cyberbi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bcc" draw:textarea-horizontal-align="justify" draw:textarea-vertical-align="middle" draw:auto-grow-height="false" fo:min-height="2.671cm" fo:min-width="1.151cm"/>
    </style:style>
    <style:style style:name="gr2" style:family="graphic" style:parent-style-name="standard">
      <style:graphic-properties draw:textarea-horizontal-align="justify" draw:textarea-vertical-align="middle" draw:auto-grow-height="false" fo:min-height="0.195cm" fo:min-width="0cm"/>
    </style:style>
    <style:style style:name="gr3" style:family="graphic" style:parent-style-name="standard">
      <style:graphic-properties draw:fill="solid" draw:fill-color="#fffbcc" draw:textarea-horizontal-align="justify" draw:textarea-vertical-align="middle" draw:auto-grow-height="false" fo:min-height="2.163cm" fo:min-width="1.151cm"/>
    </style:style>
    <style:style style:name="gr4" style:family="graphic" style:parent-style-name="standard">
      <style:graphic-properties draw:fill="solid" draw:fill-color="#fffbcc" draw:textarea-horizontal-align="justify" draw:textarea-vertical-align="middle" draw:auto-grow-height="false" fo:min-height="2.798cm" fo:min-width="1.151cm"/>
    </style:style>
    <style:style style:name="gr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035cm" svg:stroke-color="#a3238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bcc"/>
      <style:paragraph-properties fo:text-align="center"/>
    </style:style>
    <style:style style:name="P3" style:family="paragraph">
      <style:paragraph-properties fo:text-align="center"/>
      <style:text-properties style:font-name="DejaVu Sans Mono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DejaVu Sans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651cm" svg:height="2.921cm" svg:x="4.683cm" svg:y="2.778cm">
          <text:p text:style-name="P1">N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0.889cm" svg:height="0.889cm" svg:x="1.635cm" svg:y="1.751cm">
          <text:p text:style-name="P1"><text:span text:style-name="T1">I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6" draw:id="id6" draw:layer="layout" svg:width="0.889cm" svg:height="0.889cm" svg:x="1.635cm" svg:y="11.668cm">
          <text:p text:style-name="P1"><text:span text:style-name="T1">I4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draw:layer="layout" svg:width="0.889cm" svg:height="0.889cm" svg:x="1.635cm" svg:y="7.901cm">
          <text:p text:style-name="P1"><text:span text:style-name="T1">I3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3" draw:id="id3" draw:layer="layout" svg:width="0.889cm" svg:height="0.889cm" svg:x="1.635cm" svg:y="4.664cm">
          <text:p text:style-name="P1"><text:span text:style-name="T1">I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2" xml:id="id9" draw:id="id9" draw:layer="layout" svg:width="1.651cm" svg:height="2.413cm" svg:x="13.446cm" svg:y="3.54cm">
          <text:p text:style-name="P1">N6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1.651cm" svg:height="2.413cm" svg:x="9.509cm" svg:y="10.271cm">
          <text:p text:style-name="P1">N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4" draw:id="id4" draw:layer="layout" svg:width="1.651cm" svg:height="2.413cm" svg:x="9.636cm" svg:y="6.08cm">
          <text:p text:style-name="P1">N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7" draw:id="id7" draw:layer="layout" svg:width="1.651cm" svg:height="2.413cm" svg:x="9.509cm" svg:y="1.889cm">
          <text:p text:style-name="P1">N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1.651cm" svg:height="3.048cm" svg:x="4.683cm" svg:y="8.874cm">
          <text:p text:style-name="P1">N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0" draw:id="id10" draw:layer="layout" svg:width="1.651cm" svg:height="2.413cm" svg:x="13.573cm" svg:y="8.747cm">
          <text:p text:style-name="P1">N7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2" draw:id="id12" draw:layer="layout" svg:width="0.889cm" svg:height="0.889cm" svg:x="17.256cm" svg:y="9.509cm">
          <text:p text:style-name="P1"><text:span text:style-name="T1">O2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11" draw:id="id11" draw:layer="layout" svg:width="0.889cm" svg:height="0.889cm" svg:x="17.129cm" svg:y="4.302cm">
          <text:p text:style-name="P1"><text:span text:style-name="T1">O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4" draw:layer="layout" draw:type="line" svg:x1="2.524cm" svg:y1="2.195cm" svg:x2="4.683cm" svg:y2="4.239cm" draw:start-shape="id1" draw:start-glue-point="7" draw:end-shape="id2" draw:end-glue-point="5" svg:d="M2524 2195l2159 2044" svg:viewBox="0 0 2160 2045">
          <text:p/>
        </draw:connector>
        <draw:line draw:style-name="gr6" draw:text-style-name="P4" draw:layer="layout" svg:x1="2.524cm" svg:y1="5.064cm" svg:x2="4.683cm" svg:y2="4.429cm">
          <text:p/>
        </draw:line>
        <draw:line draw:style-name="gr5" draw:text-style-name="P4" draw:layer="layout" svg:x1="2.524cm" svg:y1="8.366cm" svg:x2="4.683cm" svg:y2="9.636cm">
          <text:p/>
        </draw:line>
        <draw:line draw:style-name="gr5" draw:text-style-name="P4" draw:layer="layout" svg:x1="2.524cm" svg:y1="2.143cm" svg:x2="4.683cm" svg:y2="9.255cm">
          <text:p/>
        </draw:line>
        <draw:line draw:style-name="gr6" draw:text-style-name="P4" draw:layer="layout" svg:x1="2.524cm" svg:y1="12.049cm" svg:x2="4.683cm" svg:y2="4.937cm">
          <text:p/>
        </draw:line>
        <draw:line draw:style-name="gr5" draw:text-style-name="P4" draw:layer="layout" svg:x1="2.524cm" svg:y1="12.176cm" svg:x2="4.81cm" svg:y2="10.652cm">
          <text:p/>
        </draw:line>
        <draw:connector draw:style-name="gr7" draw:text-style-name="P4" draw:layer="layout" draw:type="curve" draw:line-skew="-1.46cm" svg:x1="2.524cm" svg:y1="5.108cm" svg:x2="9.636cm" svg:y2="7.287cm" draw:start-shape="id3" draw:start-glue-point="7" draw:end-shape="id4" draw:end-glue-point="5" svg:d="M2524 5108c3144 0-412 2179 7112 2179" svg:viewBox="0 0 7113 2180">
          <text:p/>
        </draw:connector>
        <draw:connector draw:style-name="gr7" draw:text-style-name="P4" draw:layer="layout" draw:type="lines" svg:x1="2.524cm" svg:y1="5.108cm" svg:x2="9.509cm" svg:y2="11.478cm" draw:start-shape="id3" draw:start-glue-point="7" draw:end-shape="id5" draw:end-glue-point="5" svg:d="M2524 5108h501l5982 6370h502" svg:viewBox="0 0 6986 6371">
          <text:p/>
        </draw:connector>
        <draw:connector draw:style-name="gr7" draw:text-style-name="P4" draw:layer="layout" draw:type="curve" svg:x1="2.079cm" svg:y1="12.557cm" svg:x2="10.334cm" svg:y2="12.684cm" draw:start-shape="id6" draw:start-glue-point="6" draw:end-shape="id5" svg:d="M2079 12557c0 942 8255 878 8255 127" svg:viewBox="0 0 8256 700">
          <text:p/>
        </draw:connector>
        <draw:connector draw:style-name="gr6" draw:text-style-name="P4" draw:layer="layout" draw:type="line" svg:x1="6.334cm" svg:y1="4.239cm" svg:x2="9.509cm" svg:y2="3.096cm" draw:start-shape="id2" draw:start-glue-point="7" draw:end-shape="id7" draw:end-glue-point="5" svg:d="M6334 4239l3175-1143" svg:viewBox="0 0 3176 1144">
          <text:p/>
        </draw:connector>
        <draw:connector draw:style-name="gr6" draw:text-style-name="P4" draw:layer="layout" draw:type="line" svg:x1="6.334cm" svg:y1="4.239cm" svg:x2="9.636cm" svg:y2="7.287cm" draw:start-shape="id2" draw:start-glue-point="7" draw:end-shape="id4" draw:end-glue-point="5" svg:d="M6334 4239l3302 3048" svg:viewBox="0 0 3303 3049">
          <text:p/>
        </draw:connector>
        <draw:connector draw:style-name="gr6" draw:text-style-name="P4" draw:layer="layout" draw:type="line" svg:x1="6.334cm" svg:y1="10.398cm" svg:x2="9.509cm" svg:y2="11.478cm" draw:start-shape="id8" draw:start-glue-point="7" draw:end-shape="id5" draw:end-glue-point="5" svg:d="M6334 10398l3175 1080" svg:viewBox="0 0 3176 1081">
          <text:p/>
        </draw:connector>
        <draw:connector draw:style-name="gr6" draw:text-style-name="P4" draw:layer="layout" draw:type="line" svg:x1="11.16cm" svg:y1="3.096cm" svg:x2="13.446cm" svg:y2="4.747cm" draw:start-shape="id7" draw:start-glue-point="7" draw:end-shape="id9" draw:end-glue-point="5" svg:d="M11160 3096l2286 1651" svg:viewBox="0 0 2287 1652">
          <text:p/>
        </draw:connector>
        <draw:connector draw:style-name="gr6" draw:text-style-name="P4" draw:layer="layout" draw:type="line" svg:x1="11.287cm" svg:y1="7.287cm" svg:x2="13.446cm" svg:y2="4.747cm" draw:start-shape="id4" draw:start-glue-point="7" draw:end-shape="id9" draw:end-glue-point="5" svg:d="M11287 7287l2159-2540" svg:viewBox="0 0 2160 2541">
          <text:p/>
        </draw:connector>
        <draw:connector draw:style-name="gr6" draw:text-style-name="P4" draw:layer="layout" draw:type="line" svg:x1="11.16cm" svg:y1="11.478cm" svg:x2="13.446cm" svg:y2="4.747cm" draw:start-shape="id5" draw:start-glue-point="7" draw:end-shape="id9" draw:end-glue-point="5" svg:d="M11160 11478l2286-6731" svg:viewBox="0 0 2287 6732">
          <text:p/>
        </draw:connector>
        <draw:connector draw:style-name="gr6" draw:text-style-name="P4" draw:layer="layout" draw:type="line" svg:x1="11.16cm" svg:y1="11.478cm" svg:x2="13.573cm" svg:y2="9.954cm" draw:start-shape="id5" draw:start-glue-point="7" draw:end-shape="id10" draw:end-glue-point="5" svg:d="M11160 11478l2413-1524" svg:viewBox="0 0 2414 1525">
          <text:p/>
        </draw:connector>
        <draw:connector draw:style-name="gr7" draw:text-style-name="P4" draw:layer="layout" draw:type="curve" draw:line-skew="1.97cm" svg:x1="6.334cm" svg:y1="4.239cm" svg:x2="13.573cm" svg:y2="9.954cm" draw:start-shape="id2" draw:start-glue-point="7" draw:end-shape="id10" draw:end-glue-point="5" svg:d="M6334 4239c8383 0 4764 5715 7239 5715" svg:viewBox="0 0 7240 5716">
          <text:p/>
        </draw:connector>
        <draw:connector draw:style-name="gr7" draw:text-style-name="P4" draw:layer="layout" draw:type="curve" draw:line-skew="1.778cm" svg:x1="6.334cm" svg:y1="10.398cm" svg:x2="13.446cm" svg:y2="4.746cm" draw:start-shape="id8" draw:start-glue-point="7" draw:end-shape="id9" svg:d="M6334 10398c8001 0 4445-5652 7112-5652" svg:viewBox="0 0 7113 5653">
          <text:p/>
        </draw:connector>
        <draw:connector draw:style-name="gr6" draw:text-style-name="P4" draw:layer="layout" draw:type="line" svg:x1="15.097cm" svg:y1="4.747cm" svg:x2="17.129cm" svg:y2="4.746cm" draw:start-shape="id9" draw:start-glue-point="7" draw:end-shape="id11" draw:end-glue-point="5" svg:d="M15097 4747l2032-1" svg:viewBox="0 0 2033 2">
          <text:p/>
        </draw:connector>
        <draw:connector draw:style-name="gr6" draw:text-style-name="P4" draw:layer="layout" draw:type="line" svg:x1="15.224cm" svg:y1="9.954cm" svg:x2="17.256cm" svg:y2="9.953cm" draw:start-shape="id10" draw:start-glue-point="7" draw:end-shape="id12" draw:end-glue-point="5" svg:d="M15224 9954l2032-1" svg:viewBox="0 0 2033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Cyberbit" svg:font-family="'Bitstream Cyberbi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Cyberbit" style:font-family-asian="'Bitstream Cyberbi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e Shapovalov</meta:initial-creator>
    <meta:creation-date>2018-11-20T13:36:25.604845879</meta:creation-date>
    <dc:date>2018-11-20T13:53:55.772899160</dc:date>
    <dc:creator>George Shapovalov</dc:creator>
    <meta:editing-duration>PT17M29S</meta:editing-duration>
    <meta:editing-cycles>4</meta:editing-cycles>
    <meta:generator>LibreOffice/6.0.6.2$Linux_X86_64 LibreOffice_project/00m0$Build-2</meta:generator>
    <meta:document-statistic meta:object-count="33"/>
  </office:meta>
</office:document-meta>
</file>